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54000001210CDEAD47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Helvetica" fo:font-size="120pt" style:font-size-asian="120pt" style:font-size-complex="12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Helvetica" fo:font-size="30pt" style:font-size-asian="30pt" style:font-size-complex="30pt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T1" style:family="text">
      <style:text-properties style:font-name="Helvetica" fo:font-size="70pt" style:font-size-asian="70pt" style:font-size-complex="70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fik1" text:anchor-type="paragraph" svg:width="14.4cm" svg:height="12.201cm" draw:z-index="0"><draw:image xlink:href="Pictures/1000020100000154000001210CDEAD47.png" xlink:type="simple" xlink:show="embed" xlink:actuate="onLoad"/></draw:frame><text:span text:style-name="T1">Hamburg- BEAMers</text:span></text:p>
      <text:p text:style-name="P2"/>
      <text:p text:style-name="P2">(bei <text:span text:style-name="T2">Mindworks</text:span> klingen)</text:p>
      <text:p text:style-name="P1"><text:soft-page-break/>→</text:p>
      <text:p text:style-name="P1">←</text:p>
      <text:p text:style-name="P1">↑</text:p>
      <text:p text:style-name="P1">↓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us Beckmann</meta:initial-creator>
    <meta:creation-date>2015-01-09T22:50:22</meta:creation-date>
    <dc:date>2015-01-09T22:56:59</dc:date>
    <dc:creator>Julius Beckmann</dc:creator>
    <meta:editing-duration>PT6M37S</meta:editing-duration>
    <meta:editing-cycles>3</meta:editing-cycles>
    <meta:generator>OpenOffice/4.1.0$Unix OpenOffice.org_project/410m18$Build-9764</meta:generator>
    <meta:document-statistic meta:table-count="0" meta:image-count="1" meta:object-count="0" meta:page-count="2" meta:paragraph-count="6" meta:word-count="9" meta:character-count="43"/>
  </office:meta>
</office:document-meta>
</file>